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19-10-0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19-10-01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19-09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17-10-05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16-10-18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15-10-23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15-09-28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14-10-13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14-10-02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13-10-01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12-10-17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12-09-28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11-10-11 0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10-10-1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09-10-08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08-10-01 0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07-10-0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06-10-0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05-10-06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04-10-1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03-10-1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03-05-0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02-10-07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02-07-10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02-04-2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01-10-0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01-07-1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01-04-2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00-10-1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2</text:p>
          </table:table-cell>
          <table:table-cell office:value-type="string" calcext:value-type="string">
            <text:p>2000-04-14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